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e13b" officeooo:paragraph-rsid="0014e1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exampl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ksha Juneja</meta:initial-creator>
    <meta:creation-date>2016-02-02T17:35:14.429993296</meta:creation-date>
    <dc:date>2016-02-02T17:51:19.984041288</dc:date>
    <dc:creator>Deeksha Juneja</dc:creator>
    <meta:editing-duration>P0D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1" meta:paragraph-count="1" meta:word-count="5" meta:character-count="23" meta:non-whitespace-character-count="19"/>
  </office:meta>
</office:document-meta>
</file>